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0e0e" officeooo:paragraph-rsid="001f0e0e"/>
    </style:style>
    <style:style style:name="P2" style:family="paragraph" style:parent-style-name="Standard">
      <style:text-properties officeooo:rsid="001f0e0e" officeooo:paragraph-rsid="00213bfb"/>
    </style:style>
    <style:style style:name="P3" style:family="paragraph" style:parent-style-name="Standard">
      <style:text-properties officeooo:paragraph-rsid="001fb1f6"/>
    </style:style>
    <style:style style:name="T1" style:family="text">
      <style:text-properties officeooo:rsid="001fb1f6"/>
    </style:style>
    <style:style style:name="T2" style:family="text">
      <style:text-properties officeooo:rsid="00213b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looked at multiple online resources regarding the effects of covid19 lockdowns on global air pollution, but I found <text:a xlink:type="simple" xlink:href="https://www.pnas.org/content/117/32/18984" text:style-name="Internet_20_link" text:visited-style-name="Visited_20_Internet_20_Link">https://www.pnas.org/content/117/32/18984</text:a> to be most intriguing because it referenced <text:a xlink:type="simple" xlink:href="https://nina.earthengine.app/view/lockdown-pollution" text:style-name="Internet_20_link" text:visited-style-name="Visited_20_Internet_20_Link">https://nina.earthengine.app/view/lockdown-pollution</text:a> as a rather interesting and simple display of the analyzed data. It makes for a very clear correlation between covid19 lockdown procedures and a decrease in air pollution. It also alludes to some of the difficulties in measuring and comparing air pollution measurements over time due to the complexity of such a global concern, <text:span text:style-name="T1">and the development of new technologies and understanding</text:span>. While these lockdown procedures are not sustainable, it does show that things can be done, and many other sources for decades have been saying that something needs to be done to combat climate change <text:span text:style-name="T1">before it’s too late</text:span>. </text:p>
      <text:p text:style-name="P1"/>
      <text:p text:style-name="P2">Analyzing my own pollution burden, I’ve certainly traveled and driven less recently than I did before covid19. Online school has removed my need to travel to school and back most days, I go to the store less frequently, I rarely go out for anything that isn’t a necessity. I’ve spent less money on gas, because I use less gas. This also makes me think about more public transports. To increase efficiency, most public transports tend to pack people in as closely as possible, but social distancing has rendered most public transportation less efficient. The few people that still ride <text:span text:style-name="T1">buses</text:span>, subways, and fly in airplanes carry a heavier pollution burden relative to a given trip, but overall these transports are used less, which is still a decrease in air pollution increase. I’ve also seen many side by side comparison pictures on social media of cities of high industrialization (i.e. China and India). Cities well known for high air pollution, like Seattle, are visibly more clear during lockdown than not. <text:span text:style-name="T1">Again, lockdown itself isn’t a sustainable solution, but it’s tangible evidence that changes can be made.</text:span></text:p>
      <text:p text:style-name="P2"/>
      <text:p text:style-name="P2"><text:span text:style-name="T1">Working from home, online classes, virtual doctor visits, etc. are just some examples of things that I really hope stick around in the ‘post covid19’ world. I’d also be interested in seeing data analysis of pollution outputs in places with stronger public transport systems. The US has long been ridiculed for its lacking public transport as compared to most of Europe. My research also talked about how the lack of lockdown within the US hasn’t much affected what public transport we do have. In my hometown, public buses run just as frequently as they used to, just with less people on them. This may push more people that used to ride the bus to drive themselves instead, but there is still less overall travel and thus a lower increase in air pollution. Whereas bus and subway schedules in many European countries have been slimmed down to </text:span><text:span text:style-name="T2">accommodate</text:span><text:span text:style-name="T1"> the decrease in travelers, further decreasing air pollution growth. I don’t doubt there will be more research and data on topics like this after covid19 is more under control and daily life more resembles what it used to. </text:span></text:p>
      <text:p text:style-name="P1"/>
      <text:p text:style-name="P3"><text:span text:style-name="T1">I’ve also read/heard arguments that covid19 was one of the best things to happen in regards to combating climate change. Less pollution may have bought us the time we need to enact changes to stop climate change before it’s too late to recover. So far none </text:span><text:span text:style-name="T2">of these arguments I’ve seen</text:span><text:span text:style-name="T1"> ha</text:span><text:span text:style-name="T2">ve</text:span><text:span text:style-name="T1"> been well backed by research or sources, but it’s an interesting thing to think abou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2:48:10.693000000</meta:creation-date>
    <dc:date>2020-11-05T13:14:50.742000000</dc:date>
    <meta:editing-duration>PT3M59S</meta:editing-duration>
    <meta:editing-cycles>1</meta:editing-cycles>
    <meta:document-statistic meta:table-count="0" meta:image-count="0" meta:object-count="0" meta:page-count="1" meta:paragraph-count="4" meta:word-count="565" meta:character-count="3439" meta:non-whitespace-character-count="2875"/>
    <meta:generator>LibreOffice/7.0.1.2$Windows_X86_64 LibreOffice_project/7cbcfc562f6eb6708b5ff7d7397325de9e764452</meta:generator>
  </office:meta>
</office:document-meta>
</file>